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798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61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194cm"/>
    </style:style>
    <style:style style:name="gr7" style:family="graphic" style:parent-style-name="standard">
      <style:graphic-properties draw:fill-color="#ccffcc" draw:textarea-horizontal-align="justify" draw:textarea-vertical-align="middle" draw:auto-grow-height="false" fo:min-height="1.546cm" fo:min-width="2.194cm"/>
    </style:style>
    <style:style style:name="gr8" style:family="graphic" style:parent-style-name="standard">
      <style:graphic-properties draw:textarea-horizontal-align="center" draw:textarea-vertical-align="middle" draw:auto-grow-height="false" fo:min-height="1.546cm" fo:min-width="2.194cm"/>
    </style:style>
    <style:style style:name="gr9" style:family="graphic" style:parent-style-name="standard">
      <style:graphic-properties draw:fill-color="#ccffcc" draw:textarea-horizontal-align="center" draw:textarea-vertical-align="middle" draw:auto-grow-height="false" fo:min-height="1.546cm" fo:min-width="2.194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94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148cm" fo:min-width="14.4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6.1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469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5.1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35cm" svg:height="3.048cm" svg:x="1.524cm" svg:y="10.414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20.9cm" svg:y="1.055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12.7cm" svg:y="10.173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1.596cm" svg:y="13.716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20.066cm" svg:y="13.462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0.508cm" svg:y="1.029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9.906cm" svg:y="4.611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" draw:text-style-name="P2" draw:layer="layout" svg:width="7.112cm" svg:height="3.048cm" svg:x="20.066cm" svg:y="16.51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11.264cm" svg:y="0.594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1.665cm" svg:y="16.764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20.066cm" svg:y="10.16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1" draw:layer="layout" svg:width="3.81cm" svg:height="2.54cm" svg:x="1.778cm" svg:y="7.366cm">
          <text:p text:style-name="P1">0_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81cm" svg:height="2.54cm" svg:x="14.224cm" svg:y="7.366cm">
          <text:p text:style-name="P1">1_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1.938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4.986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8.288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cm" svg:y="11.938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1.939cm">
          <text:p text:style-name="P1"><text:span text:style-name="T3">tcp_service </text:span><text:span text:style-name="T3"><text:line-break/></text:span><text:span text:style-name="T3">Computer </text:span><text:span text:style-name="T3">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4.987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8.28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1cm" svg:y="11.939cm">
          <text:p text:style-name="P1"><text:span text:style-name="T3">local_dns_s</text:span><text:span text:style-name="T3">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1.939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4.987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8.28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1cm" svg:y="11.939cm">
          <text:p text:style-name="P1"><text:span text:style-name="T3">local_dns_servic</text:span><text:span text:style-name="T3">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1.94cm">
          <text:p text:style-name="P1"><text:span text:style-name="T3">tcp_service </text:span><text:span text:style-name="T3"><text:line-break/></text:span><text:span text:style-name="T3">Computer </text:span><text:span text:style-name="T3">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4.988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8.29cm">
          <text:p text:style-name="P1"><text:span text:style-name="T3">log_servic</text:span><text:span text:style-name="T3">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2cm" svg:y="11.94cm">
          <text:p text:style-name="P1"><text:span text:style-name="T3">local_dns_</text:span><text:span text:style-name="T3">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3cm" svg:y="11.683cm">
          <text:p text:style-name="P1"><text:span text:style-name="T3">tcp_service </text:span><text:span text:style-name="T3"><text:line-break/></text:span><text:span text:style-name="T3">Computer </text:span><text:span text:style-name="T3">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4.223cm" svg:y="14.731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4.223cm" svg:y="18.033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8.541cm" svg:y="11.683cm">
          <text:p text:style-name="P1"><text:span text:style-name="T3">local_dns_s</text:span><text:span text:style-name="T3">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4cm" svg:y="14.732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4cm" svg:y="18.034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8.542cm" svg:y="11.684cm">
          <text:p text:style-name="P1"><text:span text:style-name="T3">local_dns_s</text:span><text:span text:style-name="T3">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6.35cm" svg:height="3.048cm" svg:x="9.144cm" svg:y="1.524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16.074cm" svg:y="13.755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8.89cm" svg:y="5.334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9.398cm" svg:y="9.583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17.272cm" svg:y="9.652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1.016cm" svg:y="13.729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0.756cm" svg:y="1.524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7.112cm" svg:height="2.615cm" svg:x="20.066cm" svg:y="0.687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9.398cm" svg:y="13.716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2.427cm" svg:y="9.398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6.35cm" svg:height="3.048cm" svg:x="18.288cm" svg:y="9.652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1.088cm" svg:y="5.334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1.27cm" svg:y="15.507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8.708cm" svg:y="15.494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7.112cm" svg:y="12.446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9.144cm" svg:y="1.296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0.756cm" svg:y="1.524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7.112cm" svg:height="2.615cm" svg:x="20.066cm" svg:y="0.687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18.614cm" svg:y="5.08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1.157cm" svg:y="12.377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11" draw:text-style-name="P3" draw:layer="layout" svg:width="8.749cm" svg:height="4.191cm" svg:x="18.034cm" svg:y="13.843cm">
          <draw:text-box>
            <text:p text:style-name="P1"><text:span text:style-name="T2">boot_service</text:span></text:p>
            <text:p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draw:custom-shape draw:style-name="gr12" draw:text-style-name="P6" draw:layer="layout" svg:width="14.986cm" svg:height="9.398cm" svg:x="0.762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628cm" svg:height="0.962cm" svg:x="6.35cm" svg:y="11.176cm">
          <draw:text-box>
            <text:p>Pod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4" draw:text-style-name="P2" xml:id="id2" draw:id="id2" draw:layer="layout" svg:width="8.89cm" svg:height="6.949cm" svg:x="1.27cm" svg:y="5.842cm">
          <draw:text-box>
            <text:p text:style-name="P1"><text:span text:style-name="T1">co</text:span><text:span text:style-name="T1">m</text:span><text:span text:style-name="T1">pu</text:span><text:span text:style-name="T1">ter</text:span><text:span text:style-name="T1">_s</text:span><text:span text:style-name="T1">er</text:span><text:span text:style-name="T1">vic</text:span><text:span text:style-name="T1">e</text:span></text:p>
            <text:p><text:span text:style-name="T1">Co</text:span><text:span text:style-name="T1">m</text:span><text:span text:style-name="T1">pu</text:span><text:span text:style-name="T1">ter</text:span><text:span text:style-name="T1">Ip</text:span><text:span text:style-name="T1">Ad</text:span><text:span text:style-name="T1">dr</text:span><text:span text:style-name="T1">es</text:span><text:span text:style-name="T1">s</text:span></text:p>
            <text:p><text:span text:style-name="T1">mi</text:span><text:span text:style-name="T1">n_</text:span><text:span text:style-name="T1">v</text:span><text:span text:style-name="T1">m</text:span><text:span text:style-name="T1">_p</text:span><text:span text:style-name="T1">ort</text:span><text:span text:style-name="T1">_n</text:span><text:span text:style-name="T1">u</text:span><text:span text:style-name="T1">m</text:span><text:span text:style-name="T1"><text:line-break/></text:span><text:span text:style-name="T1">nu</text:span><text:span text:style-name="T1">m</text:span><text:span text:style-name="T1">_v</text:span><text:span text:style-name="T1">m</text:span></text:p>
            <text:p><text:span text:style-name="T1">Lis</text:span><text:span text:style-name="T1">tO</text:span><text:span text:style-name="T1">fV</text:span><text:span text:style-name="T1">m</text:span><text:span text:style-name="T1">s </text:span><text:span text:style-name="T1">[{V</text:span><text:span text:style-name="T1">mI</text:span><text:span text:style-name="T1">d,</text:span><text:span text:style-name="T1">No</text:span><text:span text:style-name="T1">de</text:span><text:span text:style-name="T1">,</text:span><text:span text:style-name="T1">{Ip</text:span><text:span text:style-name="T1">Ad</text:span><text:span text:style-name="T1">dr,</text:span><text:span text:style-name="T1">Po</text:span><text:span text:style-name="T1">rt}}</text:span><text:span text:style-name="T1">]</text:span><text:span text:style-name="T1"><text:line-break/></text:span><text:span text:style-name="T1">Lis</text:span><text:span text:style-name="T1">tO</text:span><text:span text:style-name="T1">fS</text:span><text:span text:style-name="T1">er</text:span><text:span text:style-name="T1">vic</text:span><text:span text:style-name="T1">es</text:span><text:span text:style-name="T1">[{S</text:span><text:span text:style-name="T1">er</text:span><text:span text:style-name="T1">vic</text:span><text:span text:style-name="T1">eI</text:span><text:span text:style-name="T1">d,</text:span><text:span text:style-name="T1">V</text:span><text:span text:style-name="T1">mI</text:span><text:span text:style-name="T1">nf</text:span><text:span text:style-name="T1">o}]</text:span></text:p>
            <text:p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---</text:span><text:span text:style-name="T1">-</text:span><text:span text:style-name="T1"><text:line-break/></text:span><text:span text:style-name="T1">cr</text:span><text:span text:style-name="T1">ea</text:span><text:span text:style-name="T1">te</text:span><text:span text:style-name="T1">_v</text:span><text:span text:style-name="T1">m(</text:span><text:span text:style-name="T1">{Ip</text:span><text:span text:style-name="T1">Ad</text:span><text:span text:style-name="T1">dr,</text:span><text:span text:style-name="T1">Po</text:span><text:span text:style-name="T1">rt})</text:span><text:span text:style-name="T1">-</text:span><text:span text:style-name="T1">&gt;o</text:span><text:span text:style-name="T1">k|</text:span><text:span text:style-name="T1">err</text:span><text:span text:style-name="T1">or</text:span><text:span text:style-name="T1"><text:line-break/></text:span><text:span text:style-name="T1">del</text:span><text:span text:style-name="T1">et</text:span><text:span text:style-name="T1">e_</text:span><text:span text:style-name="T1">v</text:span><text:span text:style-name="T1">m(</text:span><text:span text:style-name="T1">{Ip</text:span><text:span text:style-name="T1">,P</text:span><text:span text:style-name="T1">ort</text:span><text:span text:style-name="T1">})-</text:span><text:span text:style-name="T1">&gt;o</text:span><text:span text:style-name="T1">k|</text:span><text:span text:style-name="T1">err</text:span><text:span text:style-name="T1">or</text:span></text:p>
            <text:p><text:span text:style-name="T1">all</text:span><text:span text:style-name="T1">_v</text:span><text:span text:style-name="T1">m</text:span><text:span text:style-name="T1">s()</text:span><text:span text:style-name="T1">→</text:span><text:span text:style-name="T1">Lis</text:span><text:span text:style-name="T1">tO</text:span><text:span text:style-name="T1">fV</text:span><text:span text:style-name="T1">m</text:span><text:span text:style-name="T1">s</text:span></text:p>
            <text:p><text:span text:style-name="T1"/></text:p>
            <text:p><text:span text:style-name="T1">ge</text:span><text:span text:style-name="T1">t_</text:span><text:span text:style-name="T1">nu</text:span><text:span text:style-name="T1">m</text:span><text:span text:style-name="T1">_v</text:span><text:span text:style-name="T1">m</text:span><text:span text:style-name="T1">s()</text:span><text:span text:style-name="T1">-</text:span><text:span text:style-name="T1">&gt;</text:span><text:span text:style-name="T1">M</text:span><text:span text:style-name="T1">ax</text:span><text:span text:style-name="T1">Nu</text:span><text:span text:style-name="T1">m</text:span><text:span text:style-name="T1">V</text:span><text:span text:style-name="T1">m</text:span><text:span text:style-name="T1">s</text:span></text:p>
            <text:p><text:span text:style-name="T1">se</text:span><text:span text:style-name="T1">t_</text:span><text:span text:style-name="T1">nu</text:span><text:span text:style-name="T1">m</text:span><text:span text:style-name="T1">_v</text:span><text:span text:style-name="T1">m</text:span><text:span text:style-name="T1">s(</text:span><text:span text:style-name="T1">M</text:span><text:span text:style-name="T1">ax</text:span><text:span text:style-name="T1">Nu</text:span><text:span text:style-name="T1">m</text:span><text:span text:style-name="T1">V</text:span><text:span text:style-name="T1">m</text:span><text:span text:style-name="T1">s)</text:span><text:span text:style-name="T1">→</text:span><text:span text:style-name="T1">ok</text:span></text:p>
            <text:p><text:span text:style-name="T1"/></text:p>
            <text:p><text:span text:style-name="T1">st</text:span><text:span text:style-name="T1">art</text:span><text:span text:style-name="T1">_s</text:span><text:span text:style-name="T1">er</text:span><text:span text:style-name="T1">vic</text:span><text:span text:style-name="T1">e(</text:span><text:span text:style-name="T1">Se</text:span><text:span text:style-name="T1">rvi</text:span><text:span text:style-name="T1">ce</text:span><text:span text:style-name="T1">Id)</text:span><text:span text:style-name="T1">→</text:span><text:span text:style-name="T1">ok|</text:span><text:span text:style-name="T1">{er</text:span><text:span text:style-name="T1">ror</text:span><text:span text:style-name="T1">,Er</text:span><text:span text:style-name="T1">r}</text:span><text:span text:style-name="T1"><text:line-break/></text:span><text:span text:style-name="T1">st</text:span><text:span text:style-name="T1">op</text:span><text:span text:style-name="T1">_s</text:span><text:span text:style-name="T1">er</text:span><text:span text:style-name="T1">vic</text:span><text:span text:style-name="T1">e(</text:span><text:span text:style-name="T1">Se</text:span><text:span text:style-name="T1">rvi</text:span><text:span text:style-name="T1">ce</text:span><text:span text:style-name="T1">Id,</text:span><text:span text:style-name="T1">{Ip</text:span><text:span text:style-name="T1">Ad</text:span><text:span text:style-name="T1">dr,</text:span><text:span text:style-name="T1">Po</text:span><text:span text:style-name="T1">rt})</text:span><text:span text:style-name="T1">→</text:span><text:span text:style-name="T1">ok|</text:span><text:span text:style-name="T1">{er</text:span><text:span text:style-name="T1">ror</text:span><text:span text:style-name="T1">,Er</text:span><text:span text:style-name="T1">r}</text:span></text:p>
            <text:p><text:span text:style-name="T1">loc</text:span><text:span text:style-name="T1">al_</text:span><text:span text:style-name="T1">se</text:span><text:span text:style-name="T1">rvi</text:span><text:span text:style-name="T1">ce</text:span><text:span text:style-name="T1">_li</text:span><text:span text:style-name="T1">st(</text:span><text:span text:style-name="T1">)-</text:span><text:span text:style-name="T1">&gt;L</text:span><text:span text:style-name="T1">ist</text:span><text:span text:style-name="T1">Of</text:span><text:span text:style-name="T1">Se</text:span><text:span text:style-name="T1">rvi</text:span><text:span text:style-name="T1">ce</text:span><text:span text:style-name="T1">s</text:span></text:p>
          </draw:text-box>
        </draw:frame>
        <draw:frame draw:style-name="gr2" draw:text-style-name="P3" xml:id="id1" draw:id="id1" draw:layer="layout" svg:width="7.118cm" svg:height="3.009cm" svg:x="2.124cm" svg:y="0.508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5.588cm" svg:height="2.615cm" svg:x="21.844cm" svg:y="17.959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  <text:p><text:span text:style-name="T1">Service specific functions</text:span></text:p>
          </draw:text-box>
        </draw:frame>
        <draw:frame draw:style-name="gr15" draw:text-style-name="P2" xml:id="id3" draw:id="id3" draw:layer="layout" svg:width="7.112cm" svg:height="2.719cm" svg:x="16.51cm" svg:y="7.574cm">
          <draw:text-box>
            <text:p text:style-name="P1"><text:span text:style-name="T1">vm</text:span></text:p>
            <text:p><text:span text:style-name="T1">node()</text:span><text:span text:style-name="T1"><text:line-break/></text:span><text:span text:style-name="T1">-------------------------------------------------------</text:span><text:span text:style-name="T1"><text:line-break/></text:span><text:span text:style-name="T1"/></text:p>
          </draw:text-box>
        </draw:frame>
        <draw:frame draw:style-name="gr4" draw:text-style-name="P3" draw:layer="layout" svg:width="5.08cm" svg:height="2.863cm" svg:x="1.27cm" svg:y="13.393cm">
          <draw:text-box>
            <text:p text:style-name="P1"><text:span text:style-name="T2">dns_local_service</text:span></text:p>
            <text:p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6.858cm" svg:y="13.462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2.286cm" svg:x="1.27cm" svg:y="16.51cm">
          <draw:text-box>
            <text:p text:style-name="P1"><text:span text:style-name="T2">tcp_service</text:span></text:p>
            <text:p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5.683cm" svg:y1="3.517cm" svg:x2="5.715cm" svg:y2="5.842cm" draw:start-shape="id1" draw:start-glue-point="2" draw:end-shape="id2" svg:d="M5683 3517l32 2325" svg:viewBox="0 0 33 2326">
          <text:p/>
        </draw:connector>
        <draw:frame draw:style-name="gr4" draw:text-style-name="P3" draw:layer="layout" svg:width="5.08cm" svg:height="2.863cm" svg:x="16.51cm" svg:y="10.853cm">
          <draw:text-box>
            <text:p text:style-name="P1"><text:span text:style-name="T2">dns_local_service</text:span></text:p>
            <text:p><text:span text:style-name="T2"><text:line-break/></text:span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22.258cm" svg:y="10.853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2.286cm" svg:x="16.397cm" svg:y="14.224cm">
          <draw:text-box>
            <text:p text:style-name="P1"><text:span text:style-name="T2">tcp_service</text:span></text:p>
            <text:p><text:span text:style-name="T1">{VmIpAddr,VmPort}</text:span><text:span text:style-name="T2"><text:line-break/></text:span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10.16cm" svg:y1="9.316cm" svg:x2="16.51cm" svg:y2="8.933cm" draw:start-shape="id2" draw:start-glue-point="1" draw:end-shape="id3" draw:end-glue-point="3" svg:d="M10160 9316l6350-383" svg:viewBox="0 0 6351 384">
          <text:p/>
        </draw:connecto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8" draw:text-style-name="P2" xml:id="id5" draw:id="id5" draw:layer="layout" svg:width="10.191cm" svg:height="8.919cm" svg:x="3.779cm" svg:y="5.334cm">
          <draw:text-box>
            <text:p text:style-name="P1"><text:span text:style-name="T1">computer</text:span></text:p>
            <text:p><text:span text:style-name="T1">ComputerIpAddress</text:span></text:p>
            <text:p><text:span text:style-name="T1">min_vm_port</text:span><text:span text:style-name="T1"><text:line-break/></text:span><text:span text:style-name="T1">max_vm_port</text:span></text:p>
            <text:p><text:span text:style-name="T1">ListOfVms [{VmId,Node,{IpAddr,Port}}]</text:span><text:span text:style-name="T1"><text:line-break/></text:span><text:span text:style-name="T1">ListOfServices[{ServiceId,VmInfo}]</text:span></text:p>
            <text:p><text:span text:style-name="T1">DnsList=[{ServiceId,</text:span><text:span text:style-name="T1">{IpAddr,Port}}]</text:span></text:p>
            <text:p><text:span text:style-name="T1"/></text:p>
            <text:p><text:span text:style-name="T1"/></text:p>
            <text:p><text:span text:style-name="T1">-------------------------------------------------</text:span><text:span text:style-name="T1"><text:line-break/></text:span><text:span text:style-name="T1">create_vm({IpAddr,Port})-&gt;ok|error</text:span><text:span text:style-name="T1"><text:line-break/></text:span><text:span text:style-name="T1">delete_vm({Ip,Port})-&gt;ok|error</text:span></text:p>
            <text:p><text:span text:style-name="T1">all_vms()→</text:span><text:span text:style-name="T1">ListOfVms</text:span></text:p>
            <text:p><text:span text:style-name="T1"/></text:p>
            <text:p><text:span text:style-name="T1">start_service(ServiceId)→ok|{error,Err}</text:span><text:span text:style-name="T1"><text:line-break/></text:span><text:span text:style-name="T1">stop_service(ServiceId,{IpAddr,Port})→ok|{error,Err}</text:span></text:p>
            <text:p><text:span text:style-name="T1">local_service_list()-&gt;ListOfServices</text:span></text:p>
            <text:p><text:span text:style-name="T1"/></text:p>
            <text:p><text:span text:style-name="T1">update_dns_list(DnsList</text:span><text:span text:style-name="T1">)-&gt;[ListOfServices|DnsList]</text:span></text:p>
            <text:p><text:span text:style-name="T1"/></text:p>
            <text:p><text:span text:style-name="T1">get_service(ServiceId)-&gt;[{IpAddr,Port}]</text:span></text:p>
            <text:p><text:span text:style-name="T1"/></text:p>
          </draw:text-box>
        </draw:frame>
        <draw:frame draw:style-name="gr2" draw:text-style-name="P3" xml:id="id4" draw:id="id4" draw:layer="layout" svg:width="7.118cm" svg:height="3.009cm" svg:x="5.203cm" svg:y="1.465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xml:id="id7" draw:id="id7" draw:layer="layout" svg:width="7.112cm" svg:height="2.615cm" svg:x="17.526cm" svg:y="13.208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11" draw:text-style-name="P3" draw:layer="layout" svg:width="8.749cm" svg:height="4.191cm" svg:x="10.465cm" svg:y="16.51cm">
          <draw:text-box>
            <text:p text:style-name="P1"><text:span text:style-name="T2">boot_service</text:span></text:p>
            <text:p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draw:frame draw:style-name="gr3" draw:text-style-name="P2" xml:id="id6" draw:id="id6" draw:layer="layout" svg:width="7.112cm" svg:height="7.343cm" svg:x="17.526cm" svg:y="6.058cm">
          <draw:text-box>
            <text:p text:style-name="P1"><text:span text:style-name="T1">vm</text:span></text:p>
            <text:p><text:span text:style-name="T1">{VmIpAddr,VmPort}</text:span></text:p>
            <text:p><text:span text:style-name="T1">LogFile</text:span></text:p>
            <text:p><text:span text:style-name="T1">DnsList</text:span></text:p>
            <text:p><text:span text:style-name="T1"><text:line-break/></text:span><text:span text:style-name="T1">-------------------------------------------------------</text:span><text:span text:style-name="T1"><text:line-break/></text:span><text:span text:style-name="T1"/></text:p>
            <text:p><text:span text:style-name="T1">add_log_info(Service,LogInfo)-&gt;ok</text:span></text:p>
            <text:p><text:span text:style-name="T1">all_logs()→LogInfo</text:span></text:p>
            <text:p><text:span text:style-name="T1"/></text:p>
            <text:p><text:span text:style-name="T1">update_dns_info(DnsList)→ok</text:span></text:p>
            <text:p><text:span text:style-name="T1"/></text:p>
            <text:p><text:span text:style-name="T1">get_service(ServiceId)-&gt;[{IpAddr,Port}]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</draw:text-box>
        </draw:frame>
        <draw:connector draw:style-name="gr17" draw:text-style-name="P6" draw:layer="layout" draw:type="line" svg:x1="8.762cm" svg:y1="4.474cm" svg:x2="8.874cm" svg:y2="5.334cm" draw:start-shape="id4" draw:start-glue-point="2" draw:end-shape="id5" draw:end-glue-point="0" svg:d="M8762 4474l112 860" svg:viewBox="0 0 113 861">
          <text:p/>
        </draw:connector>
        <draw:connector draw:style-name="gr17" draw:text-style-name="P6" draw:layer="layout" draw:type="line" svg:x1="13.97cm" svg:y1="9.793cm" svg:x2="17.526cm" svg:y2="9.729cm" draw:start-shape="id5" draw:start-glue-point="1" draw:end-shape="id6" svg:d="M13970 9793l3556-64" svg:viewBox="0 0 3557 65">
          <text:p/>
        </draw:connector>
        <draw:connector draw:style-name="gr17" draw:text-style-name="P6" draw:layer="layout" draw:type="line" svg:x1="21.082cm" svg:y1="13.401cm" svg:x2="21.082cm" svg:y2="13.208cm" draw:start-shape="id6" draw:start-glue-point="2" draw:end-shape="id7" draw:end-glue-point="0" svg:d="M21082 13401v-193" svg:viewBox="0 0 1 194">
          <text:p/>
        </draw:connector>
        <draw:frame draw:style-name="gr11" draw:text-style-name="P3" draw:layer="layout" svg:width="8.749cm" svg:height="7.343cm" svg:x="0.143cm" svg:y="15.02cm">
          <draw:text-box>
            <text:p text:style-name="P8"><text:span text:style-name="T2">1) Makefile: When a board/computer starts the first intial vm is created with the computer port as node name.</text:span><text:span text:style-name="T2"><text:line-break/></text:span><text:span text:style-name="T2">Ex: </text:span><text:span text:style-name="T2"><text:a xlink:href="mailto:50000_vm@asus" xlink:type="simple">50000_vm@asus</text:a></text:span><text:span text:style-name="T2"><text:line-break/></text:span><text:span text:style-name="T2">start boot_service</text:span></text:p>
            <text:p text:style-name="P8"><text:span text:style-name="T2">tcp_service is loaded and started to listen to ComputerPort</text:span><text:span text:style-name="T2"><text:line-break/></text:span><text:span text:style-name="T2">pod_service is loaded</text:span><text:span text:style-name="T2"><text:line-break/></text:span><text:span text:style-name="T2">scratch except logfile , used for post mortem</text:span></text:p>
            <text:p text:style-name="P8"><text:span text:style-name="T2">2) iaas: detect the board newĺy started board</text:span><text:span text:style-name="T2"><text:line-break/></text:span><text:span text:style-name="T2"> <text:s text:c="4"/></text:span><text:span text:style-name="T2"><text:line-break/></text:span><text:span text:style-name="T2"> <text:s text:c="4"/></text:span></text:p>
            <text:p text:style-name="P8"><text:span text:style-name="T2"/></text:p>
            <text:p text:style-name="P8"><text:span text:style-name="T2">3)I shall be possible to load and start services on the intitla vm </text:span></text:p>
            <text:p text:style-name="P8"><text:span text:style-name="T2">3) The intial vm takes controll over the computer </text:span></text:p>
            <text:p text:style-name="P8"><text:span text:style-name="T2"><text:s text:c="2"/></text:span></text:p>
            <text:p text:style-name="P8"><text:span text:style-name="T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23:02:19.969383052</meta:creation-date>
    <dc:date>2020-01-19T01:34:25.568382911</dc:date>
    <meta:editing-duration>P2DT8H45M3S</meta:editing-duration>
    <meta:editing-cycles>22</meta:editing-cycles>
    <meta:generator>LibreOffice/5.1.6.2$Linux_X86_64 LibreOffice_project/10m0$Build-2</meta:generator>
    <meta:document-statistic meta:object-count="113"/>
  </office:meta>
</office:document-meta>
</file>